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PlexMono" svg:font-family="IBMPlexMono, monospace, 'Droid Sans Fallback', 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JetBrains Mono" svg:font-family="'JetBrains Mono'" style:font-family-generic="roman" style:font-pitch="variable"/>
    <style:font-face style:name="JetBrains Mono1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text-properties officeooo:rsid="001c0293" officeooo:paragraph-rsid="001c0293"/>
    </style:style>
    <style:style style:name="P2" style:family="paragraph" style:parent-style-name="Standard">
      <style:text-properties officeooo:paragraph-rsid="001c0293"/>
    </style:style>
    <style:style style:name="P3" style:family="paragraph" style:parent-style-name="Standard">
      <style:paragraph-properties style:line-height-at-least="0.476cm"/>
      <style:text-properties fo:color="#000000" loext:opacity="100%" style:font-name="IBMPlexMono" fo:font-size="9pt" fo:font-weight="normal" fo:background-color="#ffffff"/>
    </style:style>
    <style:style style:name="P4" style:family="paragraph" style:parent-style-name="Standard">
      <style:paragraph-properties style:line-height-at-least="0.476cm"/>
      <style:text-properties fo:color="#000000" loext:opacity="100%" style:font-name="IBMPlexMono" fo:font-size="9pt" fo:font-weight="normal" officeooo:paragraph-rsid="001c0293" fo:background-color="#ffffff"/>
    </style:style>
    <style:style style:name="P5" style:family="paragraph" style:parent-style-name="Standard">
      <style:paragraph-properties style:line-height-at-least="0.476cm"/>
      <style:text-properties fo:color="#000000" loext:opacity="100%" style:font-name="IBMPlexMono" fo:font-size="9pt" fo:font-weight="normal" officeooo:paragraph-rsid="001c1598" fo:background-color="#ffffff"/>
    </style:style>
    <style:style style:name="P6" style:family="paragraph" style:parent-style-name="Standard">
      <style:paragraph-properties style:line-height-at-least="0.476cm"/>
      <style:text-properties fo:color="#000000" loext:opacity="100%" style:font-name="IBMPlexMono" fo:font-size="9pt" fo:font-weight="normal" officeooo:paragraph-rsid="001d1743" fo:background-color="#ffffff"/>
    </style:style>
    <style:style style:name="P7" style:family="paragraph" style:parent-style-name="Standard">
      <style:text-properties fo:color="#000000" loext:opacity="100%" style:font-name="IBMPlexMono" fo:font-size="9pt" fo:font-weight="normal" officeooo:paragraph-rsid="001c0293" fo:background-color="#ffffff"/>
    </style:style>
    <style:style style:name="P8" style:family="paragraph" style:parent-style-name="Standard">
      <style:paragraph-properties style:line-height-at-least="0.476cm"/>
      <style:text-properties fo:color="#0451a5" loext:opacity="100%" style:font-name="IBMPlexMono" fo:font-size="9pt" fo:font-weight="normal" fo:background-color="#ffffff"/>
    </style:style>
    <style:style style:name="P9" style:family="paragraph" style:parent-style-name="Standard">
      <style:text-properties officeooo:rsid="001d1743" officeooo:paragraph-rsid="001d1743"/>
    </style:style>
    <style:style style:name="P10" style:family="paragraph" style:parent-style-name="Standard">
      <style:text-properties officeooo:rsid="001deb5a" officeooo:paragraph-rsid="001deb5a"/>
    </style:style>
    <style:style style:name="P11" style:family="paragraph" style:parent-style-name="Text_20_body">
      <style:text-properties officeooo:rsid="001c1598" officeooo:paragraph-rsid="001c1598"/>
    </style:style>
    <style:style style:name="P12" style:family="paragraph" style:parent-style-name="Text_20_body">
      <style:text-properties officeooo:paragraph-rsid="001c1598"/>
    </style:style>
    <style:style style:name="P13" style:family="paragraph" style:parent-style-name="Text_20_body">
      <style:text-properties officeooo:rsid="001d1743" officeooo:paragraph-rsid="001d1743"/>
    </style:style>
    <style:style style:name="T1" style:family="text">
      <style:text-properties officeooo:rsid="001c0293"/>
    </style:style>
    <style:style style:name="T2" style:family="text">
      <style:text-properties fo:color="#a31515" loext:opacity="100%"/>
    </style:style>
    <style:style style:name="T3" style:family="text">
      <style:text-properties fo:color="#a31515" loext:opacity="100%" style:font-name="IBMPlexMono" fo:font-size="9pt" fo:font-weight="normal" fo:background-color="#ffffff" loext:char-shading-value="0"/>
    </style:style>
    <style:style style:name="T4" style:family="text">
      <style:text-properties fo:color="#000000" loext:opacity="100%" style:font-name="IBMPlexMono" fo:font-size="9pt" fo:font-weight="normal" fo:background-color="#ffffff" loext:char-shading-value="0"/>
    </style:style>
    <style:style style:name="T5" style:family="text">
      <style:text-properties fo:color="#000000" loext:opacity="100%" style:font-name="JetBrains Mono" fo:font-size="10pt" fo:font-style="normal" fo:font-weight="normal" fo:background-color="transparent" loext:char-shading-value="0" style:font-size-asian="10pt" style:font-style-asian="normal" style:font-weight-asian="normal"/>
    </style:style>
    <style:style style:name="T6" style:family="text">
      <style:text-properties fo:color="#000000" loext:opacity="100%" style:font-name="JetBrains Mono" fo:font-size="10pt" fo:font-style="normal" fo:font-weight="normal" officeooo:rsid="001deb5a" fo:background-color="transparent" loext:char-shading-value="0" style:font-size-asian="10pt" style:font-style-asian="normal" style:font-weight-asian="normal"/>
    </style:style>
    <style:style style:name="T7" style:family="text">
      <style:text-properties fo:color="#0451a5" loext:opacity="100%"/>
    </style:style>
    <style:style style:name="T8" style:family="text">
      <style:text-properties fo:color="#0451a5" loext:opacity="100%" style:font-name="IBMPlexMono" fo:font-size="9pt" fo:font-weight="normal" fo:background-color="#ffffff" loext:char-shading-value="0"/>
    </style:style>
    <style:style style:name="T9" style:family="text">
      <style:text-properties fo:color="#0451a5" loext:opacity="100%" officeooo:rsid="001c0293"/>
    </style:style>
    <style:style style:name="T10" style:family="text">
      <style:text-properties fo:color="#098658" loext:opacity="100%"/>
    </style:style>
    <style:style style:name="T11" style:family="text">
      <style:text-properties officeooo:rsid="001c1598"/>
    </style:style>
    <style:style style:name="T12" style:family="text">
      <style:text-properties fo:color="#6aab73" loext:opacity="100%" style:font-name="JetBrains Mono" fo:font-size="10pt" fo:font-style="normal" fo:font-weight="normal" fo:background-color="#1e1f22" loext:char-shading-value="0" style:font-size-asian="10pt" style:font-style-asian="normal" style:font-weight-asian="normal"/>
    </style:style>
    <style:style style:name="T13" style:family="text">
      <style:text-properties fo:color="#6aab73" loext:opacity="100%" style:font-name="JetBrains Mono" fo:font-size="10pt" fo:font-style="normal" fo:font-weight="normal" fo:background-color="transparent" loext:char-shading-value="0" style:font-size-asian="10pt" style:font-style-asian="normal" style:font-weight-asian="normal"/>
    </style:style>
    <style:style style:name="T14" style:family="text">
      <style:text-properties fo:color="#6aab73" loext:opacity="100%" style:font-name="JetBrains Mono" fo:font-size="10pt" fo:font-style="normal" fo:font-weight="normal" fo:background-color="transparent" loext:char-shading-value="0" style:font-size-asian="10pt" style:font-style-asian="normal" style:font-weight-asian="normal"/>
    </style:style>
    <style:style style:name="T15" style:family="text">
      <style:text-properties officeooo:rsid="001deb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kumentacja REST API</text:h>
      <text:p text:style-name="P1"/>
      <text:h text:style-name="Heading_20_2" text:outline-level="2">Dostępy:</text:h>
      <text:p text:style-name="P13">W pliku .env należy dodać dane dostępowe do API</text:p>
      <text:p text:style-name="P13">ATOM_STORE_URL=https://unlimitech.atomstore.pl/atom_api/wsdl/atom_api</text:p>
      <text:p text:style-name="P13">ATOM_STORE_LOGIN=rekrutacja4</text:p>
      <text:p text:style-name="P13">ATOM_STORE_PASSWORD=6vgDnVth!vvEjLeKA2uqcg</text:p>
      <text:p text:style-name="P1"/>
      <text:p text:style-name="P9">W bazie znajduje się dwóch użytkowników:</text:p>
      <text:p text:style-name="P9">1. Admin: email - <text:a xlink:type="simple" xlink:href="mailto:admin@example.com" text:style-name="Internet_20_link" text:visited-style-name="Visited_20_Internet_20_Link">admin@example.com</text:a><text:span text:style-name="T5"> </text:span><text:span text:style-name="T6">hasło – 123qwe</text:span></text:p>
      <text:p text:style-name="P10"><text:span text:style-name="T6">2. </text:span><text:span text:style-name="T5">Pracownik: email – </text:span><text:a xlink:type="simple" xlink:href="mailto:user@example.com" text:style-name="Internet_20_link" text:visited-style-name="Visited_20_Internet_20_Link">user@example.com</text:a><text:span text:style-name="T5"> hasło - qwe123</text:span></text:p>
      <text:p text:style-name="P1"/>
      <text:h text:style-name="Heading_20_2" text:outline-level="2">1. Logowanie</text:h>
      <text:p text:style-name="P1"/>
      <text:p text:style-name="P1">Metoda: POST</text:p>
      <text:p text:style-name="P1">Ścieżka: /api/v1/login</text:p>
      <text:p text:style-name="P1"/>
      <text:p text:style-name="P1">Opis:</text:p>
      <text:p text:style-name="P1">Endpoint do logowania użytkownika. Wymaga podania prawidłowego adresu e-mail oraz hasła użytkownika.</text:p>
      <text:p text:style-name="P1"/>
      <text:p text:style-name="P1">Przykładowe dane żądania:</text:p>
      <text:p text:style-name="P1">{</text:p>
      <text:p text:style-name="P1"><text:s text:c="4"/>"email": "<text:span text:style-name="T15">user</text:span>@example.com",</text:p>
      <text:p text:style-name="P1"><text:s text:c="4"/>"password": "<text:span text:style-name="T15">qwe123</text:span>"</text:p>
      <text:p text:style-name="P1">}</text:p>
      <text:p text:style-name="P1"/>
      <text:p text:style-name="P1">Sukcesowe odpowiedzi:</text:p>
      <text:p text:style-name="P1">- Kod 200 OK: Użytkownik został pomyślnie zalogowany.</text:p>
      <text:p text:style-name="P1">{</text:p>
      <text:p text:style-name="P2"><text:span text:style-name="T1"><text:s text:c="4"/><text:tab/></text:span><text:span text:style-name="T3">"status"</text:span><text:span text:style-name="T4">: </text:span><text:span text:style-name="T8">"SUCCESS"</text:span><text:span text:style-name="T4">,</text:span></text:p>
      <text:p text:style-name="P3"><text:span text:style-name="T2"><text:tab/>"token"</text:span>: <text:span text:style-name="T7">"</text:span><text:span text:style-name="T9">token</text:span><text:span text:style-name="T7">”</text:span></text:p>
      <text:p text:style-name="P1"/>
      <text:p text:style-name="P1">}</text:p>
      <text:p text:style-name="P1"/>
      <text:p text:style-name="P1">Niepowodzenie:</text:p>
      <text:p text:style-name="P1">- Kod 401 Unauthorized: W przypadku podania nieprawidłowych danych uwierzytelniających.</text:p>
      <text:p text:style-name="P2"><text:span text:style-name="T1">{</text:span></text:p>
      <text:p text:style-name="P3"><text:span text:style-name="T2"><text:tab/>"status"</text:span>: <text:span text:style-name="T7">"ERROR"</text:span>,</text:p>
      <text:p text:style-name="P3"><text:span text:style-name="T2"><text:tab/>"message"</text:span>: <text:span text:style-name="T7">"Email or password is invalid"</text:span></text:p>
      <text:p text:style-name="P3">}</text:p>
      <text:p text:style-name="P1"/>
      <text:p text:style-name="P1"/>
      <text:p text:style-name="P1">- Kod 422 Unprocessable Content: W przypadku nie uzupełnienia jednego z wymaganych pól</text:p>
      <text:p text:style-name="P7">{</text:p>
      <text:p text:style-name="P3"><text:soft-page-break/><text:span text:style-name="T2"><text:tab/>"STATUS"</text:span>: <text:span text:style-name="T7">"ERROR"</text:span>,</text:p>
      <text:p text:style-name="P3"><text:span text:style-name="T2"><text:tab/>"message"</text:span>: <text:span text:style-name="T7">"Validation errors"</text:span>,</text:p>
      <text:p text:style-name="P4"><text:span text:style-name="T2"><text:tab/>"data"</text:span>: {</text:p>
      <text:p text:style-name="P4"><text:span text:style-name="T2"><text:tab/><text:tab/>"email"</text:span>: [</text:p>
      <text:p text:style-name="P8"><text:tab/><text:tab/><text:tab/>"The email field is required."</text:p>
      <text:p text:style-name="P3"><text:tab/><text:tab/>],</text:p>
      <text:p text:style-name="P3"><text:span text:style-name="T2"><text:tab/><text:tab/>"password"</text:span>: [</text:p>
      <text:p text:style-name="P8"><text:tab/><text:tab/><text:tab/>"The password field is required."</text:p>
      <text:p text:style-name="P3"><text:tab/><text:tab/>]</text:p>
      <text:p text:style-name="P3"><text:tab/>}</text:p>
      <text:p text:style-name="P3">}</text:p>
      <text:p text:style-name="P7"/>
      <text:p text:style-name="P1"/>
      <text:p text:style-name="P1"/>
      <text:h text:style-name="Heading_20_2" text:outline-level="2">2. Pobieranie listy zamówień</text:h>
      <text:p text:style-name="Text_20_body"/>
      <text:p text:style-name="Text_20_body">Metoda: GET</text:p>
      <text:p text:style-name="Text_20_body">Ścieżka: /api/v1/orders</text:p>
      <text:p text:style-name="Text_20_body">Middleware: auth:sanctum</text:p>
      <text:p text:style-name="Text_20_body"/>
      <text:p text:style-name="Text_20_body">Opis:</text:p>
      <text:p text:style-name="Text_20_body">Endpoint do pobierania listy zamówień użytkownika. Wymaga uwierzytelnienia poprzez Sanctum.</text:p>
      <text:p text:style-name="Text_20_body">Sukce<text:span text:style-name="T11">s</text:span> odpowiedzi:</text:p>
      <text:p text:style-name="Text_20_body">- Kod 200 OK: Pomyślnie zwraca listę zamówień użytkownika.</text:p>
      <text:p text:style-name="P3">{</text:p>
      <text:p text:style-name="P3"><text:span text:style-name="T2"><text:tab/>"data"</text:span>: [{</text:p>
      <text:p text:style-name="P3"><text:span text:style-name="T2"><text:tab/><text:tab/>"id"</text:span>: <text:span text:style-name="T7">"15"</text:span>,</text:p>
      <text:p text:style-name="P3"><text:span text:style-name="T2"><text:tab/><text:tab/>"external_id"</text:span>: <text:span text:style-name="T7">""</text:span>,</text:p>
      <text:p text:style-name="P3"><text:span text:style-name="T2"><text:tab/><text:tab/>"confirmed"</text:span>: <text:span text:style-name="T7">"1"</text:span>,</text:p>
      <text:p text:style-name="P3"><text:span text:style-name="T2"><text:tab/><text:tab/>"shipping_method"</text:span>: <text:span text:style-name="T7">"Poczta Polska"</text:span>,</text:p>
      <text:p text:style-name="P3"><text:span text:style-name="T2"><text:tab/><text:tab/>"total_products"</text:span>: <text:span text:style-name="T10">2</text:span>,</text:p>
      <text:p text:style-name="P3"><text:span text:style-name="T2"><text:tab/><text:tab/>"currency"</text:span>: <text:span text:style-name="T7">"PLN"</text:span>, <text:span text:style-name="T11">(pole widoczne tylko dla Admina)</text:span></text:p>
      <text:p text:style-name="P5"><text:span text:style-name="T2"><text:tab/><text:tab/>"order_sum"</text:span>: <text:span text:style-name="T7">"167.69"</text:span>,<text:span text:style-name="T11">(pole widoczne tylko dla Admina)</text:span></text:p>
      <text:p text:style-name="P5"><text:span text:style-name="T2"><text:tab/><text:tab/>"paid"</text:span>: <text:span text:style-name="T7">"167.69"</text:span>,<text:span text:style-name="T11">(pole widoczne tylko dla Admina)</text:span></text:p>
      <text:p text:style-name="P5"><text:span text:style-name="T2"><text:tab/><text:tab/>"username"</text:span>: <text:span text:style-name="T7">"Sznuk Tadeusz"</text:span>,<text:span text:style-name="T11">(pole widoczne tylko dla Admina)</text:span></text:p>
      <text:p text:style-name="P3"><text:span text:style-name="T2"><text:tab/><text:tab/>"products"</text:span>: [</text:p>
      <text:p text:style-name="P3"><text:tab/><text:tab/><text:tab/>[{</text:p>
      <text:p text:style-name="P3"><text:span text:style-name="T2"><text:tab/><text:tab/><text:tab/>"code"</text:span>: <text:span text:style-name="T7">"BF007"</text:span>,</text:p>
      <text:p text:style-name="P3"><text:span text:style-name="T2"><text:tab/><text:tab/><text:tab/>"quantity"</text:span>: <text:span text:style-name="T7">"2"</text:span>,</text:p>
      <text:p text:style-name="P3"><text:span text:style-name="T2"><text:tab/><text:tab/><text:tab/>"images"</text:span>: <text:span text:style-name="T7">"https://unlimitech.atomstore.pl/img/product_media/1001-2000/BF007.jpg"</text:span></text:p>
      <text:p text:style-name="P3"><text:tab/><text:tab/><text:tab/>}]</text:p>
      <text:p text:style-name="P5"><text:tab/><text:tab/>]</text:p>
      <text:p text:style-name="P5"><text:tab/>}<text:span text:style-name="T11">]</text:span></text:p>
      <text:p text:style-name="P11">}</text:p>
      <text:p text:style-name="Text_20_body"><text:soft-page-break/></text:p>
      <text:p text:style-name="Text_20_body">Niepowodzenie:</text:p>
      <text:p text:style-name="Text_20_body">- Kod 401 Unauthorized: Użytkownik nieautoryzowany, brak tokenu autoryzacyjnego.</text:p>
      <text:p text:style-name="P3">{</text:p>
      <text:p text:style-name="P3"><text:span text:style-name="T2"><text:tab/>"status"</text:span>: <text:span text:style-name="T7">"ERROR"</text:span>,</text:p>
      <text:p text:style-name="P3"><text:span text:style-name="T2"><text:tab/>"message"</text:span>: <text:span text:style-name="T7">"Unauthorized"</text:span></text:p>
      <text:p text:style-name="P3">}</text:p>
      <text:p text:style-name="Text_20_body"/>
      <text:p text:style-name="Text_20_body"/>
      <text:p text:style-name="Text_20_body"/>
      <text:p text:style-name="Text_20_body"/>
      <text:h text:style-name="Heading_20_2" text:outline-level="2"><text:span text:style-name="T11">3. <text:s/></text:span>Pobieranie szczegółów zamówienia</text:h>
      <text:p text:style-name="P11"/>
      <text:p text:style-name="Text_20_body">Metoda: GET</text:p>
      <text:p text:style-name="Text_20_body">Ścieżka: /api/v1/order/{id}</text:p>
      <text:p text:style-name="Text_20_body">Middleware: auth:sanctum</text:p>
      <text:p text:style-name="Text_20_body"/>
      <text:p text:style-name="Text_20_body">Opis:</text:p>
      <text:p text:style-name="Text_20_body">Endpoint do pobierania szczegółów konkretnego zamówienia. Wymaga uwierzytelnienia poprzez Sanctum.</text:p>
      <text:p text:style-name="Text_20_body"/>
      <text:p text:style-name="Text_20_body">Parametry ścieżki:</text:p>
      <text:p text:style-name="Text_20_body">{id} - Identyfikator zamówienia</text:p>
      <text:p text:style-name="Text_20_body"/>
      <text:p text:style-name="Text_20_body">Sukce<text:span text:style-name="T11">s</text:span> odpowiedzi:</text:p>
      <text:p text:style-name="Text_20_body">- Kod 200 OK: Pomyślnie zwraca szczegóły zamówienia o podanym identyfikatorze.</text:p>
      <text:p text:style-name="P3">{</text:p>
      <text:p text:style-name="P3"><text:span text:style-name="T2"><text:tab/>"data"</text:span>: [{</text:p>
      <text:p text:style-name="P3"><text:span text:style-name="T2"><text:tab/><text:tab/>"id"</text:span>: <text:span text:style-name="T7">"18"</text:span>,</text:p>
      <text:p text:style-name="P3"><text:span text:style-name="T2"><text:tab/><text:tab/>"external_id"</text:span>: <text:span text:style-name="T7">""</text:span>,</text:p>
      <text:p text:style-name="P3"><text:span text:style-name="T2"><text:tab/><text:tab/>"confirmed"</text:span>: <text:span text:style-name="T7">"1"</text:span>,</text:p>
      <text:p text:style-name="P3"><text:span text:style-name="T2"><text:tab/><text:tab/>"shipping_method"</text:span>: <text:span text:style-name="T7">"Kurier"</text:span>,</text:p>
      <text:p text:style-name="P3"><text:span text:style-name="T2"><text:tab/><text:tab/>"total_products"</text:span>: <text:span text:style-name="T10">15</text:span>,</text:p>
      <text:p text:style-name="P6"><text:span text:style-name="T2"><text:tab/><text:tab/>"currency"</text:span>: <text:span text:style-name="T7">"PLN"</text:span>,<text:span text:style-name="T11">(pole widoczne tylko dla Admina)</text:span></text:p>
      <text:p text:style-name="P6"><text:span text:style-name="T2"><text:tab/><text:tab/>"order_sum"</text:span>: <text:span text:style-name="T7">"25.01"</text:span>,<text:span text:style-name="T11">(pole widoczne tylko dla Admina)</text:span></text:p>
      <text:p text:style-name="P6"><text:span text:style-name="T2"><text:tab/><text:tab/>"paid"</text:span>: <text:span text:style-name="T7">"25.00"</text:span>,<text:span text:style-name="T11">(pole widoczne tylko dla Admina)</text:span></text:p>
      <text:p text:style-name="P6"><text:span text:style-name="T2"><text:tab/><text:tab/>"username"</text:span>: <text:span text:style-name="T7">"Banach Wiesław"</text:span>,<text:span text:style-name="T11">(pole widoczne tylko dla Admina)</text:span></text:p>
      <text:p text:style-name="P3"><text:span text:style-name="T2"><text:tab/><text:tab/>"products"</text:span>: [</text:p>
      <text:p text:style-name="P3"><text:soft-page-break/><text:tab/><text:tab/><text:tab/>[{</text:p>
      <text:p text:style-name="P3"><text:span text:style-name="T2"><text:tab/><text:tab/><text:tab/><text:tab/>"code"</text:span>: <text:span text:style-name="T7">"BA802"</text:span>,</text:p>
      <text:p text:style-name="P3"><text:span text:style-name="T2"><text:tab/><text:tab/><text:tab/><text:tab/>"quantity"</text:span>: <text:span text:style-name="T7">"1"</text:span>,</text:p>
      <text:p text:style-name="P3"><text:span text:style-name="T2"><text:tab/><text:tab/><text:tab/><text:tab/>"images"</text:span>: <text:span text:style-name="T7">"https://unlimitech.atomstore.pl/img/product_media/1001-2000/BA802.jpg"</text:span></text:p>
      <text:p text:style-name="P3"><text:tab/><text:tab/><text:tab/>}]</text:p>
      <text:p text:style-name="P3"><text:tab/><text:tab/>],</text:p>
      <text:p text:style-name="P3"><text:span text:style-name="T2"><text:tab/><text:tab/>"shipping_first_name"</text:span>: {},</text:p>
      <text:p text:style-name="P3"><text:span text:style-name="T2"><text:tab/><text:tab/>"shipping_last_name"</text:span>: {},</text:p>
      <text:p text:style-name="P3"><text:span text:style-name="T2"><text:tab/><text:tab/>"shipping_company"</text:span>: {},</text:p>
      <text:p text:style-name="P3"><text:span text:style-name="T2"><text:tab/><text:tab/>"shipping_street"</text:span>: {},</text:p>
      <text:p text:style-name="P3"><text:span text:style-name="T2"><text:tab/><text:tab/>"shipping_street_number_1"</text:span>: {},</text:p>
      <text:p text:style-name="P3"><text:span text:style-name="T2"><text:tab/><text:tab/>"shipping_street_number_2"</text:span>: {},</text:p>
      <text:p text:style-name="P3"><text:span text:style-name="T2"><text:tab/><text:tab/>"shipping_post_code"</text:span>: {},</text:p>
      <text:p text:style-name="P3"><text:span text:style-name="T2"><text:tab/><text:tab/>"shipping_city"</text:span>: {},</text:p>
      <text:p text:style-name="P3"><text:span text:style-name="T2"><text:tab/><text:tab/>"shipping_state_code"</text:span>: <text:span text:style-name="T7">""</text:span>,</text:p>
      <text:p text:style-name="P3"><text:span text:style-name="T2"><text:tab/><text:tab/>"shipping_state"</text:span>: {},</text:p>
      <text:p text:style-name="P3"><text:span text:style-name="T2"><text:tab/><text:tab/>"shipping_country_code"</text:span>: <text:span text:style-name="T7">"pl"</text:span>,</text:p>
      <text:p text:style-name="P3"><text:span text:style-name="T2"><text:tab/><text:tab/>"shipping_country"</text:span>: <text:span text:style-name="T7">"Polska"</text:span></text:p>
      <text:p text:style-name="P3"><text:tab/>}]</text:p>
      <text:p text:style-name="P3">}</text:p>
      <text:p text:style-name="Text_20_body"/>
      <text:p text:style-name="P12">Niepowodzenie:</text:p>
      <text:p text:style-name="P12">- Kod 401 Unauthorized: Użytkownik nieautoryzowany, brak tokenu autoryzacyjnego.</text:p>
      <text:p text:style-name="P5">{</text:p>
      <text:p text:style-name="P5"><text:span text:style-name="T2"><text:tab/>"status"</text:span>: <text:span text:style-name="T7">"ERROR"</text:span>,</text:p>
      <text:p text:style-name="P5"><text:span text:style-name="T2"><text:tab/>"message"</text:span>: <text:span text:style-name="T7">"Unauthorized"</text:span></text:p>
      <text:p text:style-name="P5">}</text:p>
      <text:p text:style-name="P5"/>
      <text:p text:style-name="Text_20_body">- Kod 404 Not Found: Nie znaleziono zamówienia o podanym identyfikatorze.</text:p>
      <text:p text:style-name="P3">{</text:p>
      <text:p text:style-name="P3"><text:span text:style-name="T2"><text:tab/>"status"</text:span>: <text:span text:style-name="T7">"ERROR"</text:span>,</text:p>
      <text:p text:style-name="P3"><text:span text:style-name="T2"><text:tab/>"message"</text:span>: <text:span text:style-name="T7">"Order not found"</text:span></text:p>
      <text:p text:style-name="P3">}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PlexMono" svg:font-family="IBMPlexMono, monospace, 'Droid Sans Fallback', 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JetBrains Mono" svg:font-family="'JetBrains Mono'" style:font-family-generic="roman" style:font-pitch="variable"/>
    <style:font-face style:name="JetBrains Mono1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4:38:02.518361214</meta:creation-date>
    <dc:date>2024-03-21T15:12:20.891738733</dc:date>
    <meta:editing-duration>PT2M1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4" meta:paragraph-count="131" meta:word-count="391" meta:character-count="3463" meta:non-whitespace-character-count="3055"/>
  </office:meta>
</office:document-meta>
</file>